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List of NASA cameras on spacecraft</text:p>
      <text:p text:style-name="Preformatted_20_Text">From Wikipedia, the free encyclopedia</text:p>
      <text:p text:style-name="Preformatted_20_Text">https://en.wikipedia.org/wiki/List%20of%20NASA%20cameras%20on%20spacecraft</text:p>
      <text:p text:style-name="Preformatted_20_Text">Licensed under CC BY-SA 3.0:</text:p>
      <text:p text:style-name="Preformatted_20_Text">https://en.wikipedia.org/wiki/Wikipedia:Text_of_Creative_Commons_Attribution-ShareAlike_3.0_Unported_License</text:p>
      <text:p text:style-name="Preformatted_20_Text"/>
      <text:p text:style-name="Preformatted_20_Text"/>
      <text:p text:style-name="Preformatted_20_Text">Astronaut with Nikon F4 HERCULES</text:p>
      <text:p text:style-name="Preformatted_20_Text"/>
      <text:p text:style-name="Preformatted_20_Text">Reflected in the visor is the camera used for this astronaut "selfie"</text:p>
      <text:p text:style-name="Preformatted_20_Text"/>
      <text:p text:style-name="Preformatted_20_Text">Here is an astronaut holding a camera while on EVA (Space-walk)</text:p>
      <text:p text:style-name="Preformatted_20_Text">List of NASA cameras on spacecraft</text:p>
      <text:p text:style-name="Preformatted_20_Text"><text:s text:c="4"/>• NASA has operated several cameras on spacecraft over the course of its history.</text:p>
      <text:p text:style-name="Preformatted_20_Text">NASA has operated several cameras on spacecraft over the course of its history.</text:p>
      <text:p text:style-name="Preformatted_20_Text">Apollo Program</text:p>
      <text:p text:style-name="Preformatted_20_Text"><text:s text:c="4"/>• Apollo TV camera</text:p>
      <text:p text:style-name="Preformatted_20_Text"><text:s text:c="4"/>• Mapping (Metric) Camera (7.6 cm focal length) with 127 mm film, on Apollo 15, 16, and 17</text:p>
      <text:p text:style-name="Preformatted_20_Text"><text:s text:c="4"/>• Maurer Data Acquisition Camera (DAC) with 16 mm film</text:p>
      <text:p text:style-name="Preformatted_20_Text"><text:s text:c="4"/>• Panoramic Camera (61 cm focal length) with 127 mm film, on Apollo 15, 16, and 17</text:p>
      <text:p text:style-name="Preformatted_20_Text"><text:s text:c="4"/>• Stellar Camera (7.6 cm focal length) with 35 mm film, on Apollo 15, 16, and 17</text:p>
      <text:p text:style-name="Preformatted_20_Text">Apollo TV camera</text:p>
      <text:p text:style-name="Preformatted_20_Text">Hasselblad "Electric Camera" (modified 500 EL) with 70 mm film</text:p>
      <text:p text:style-name="Preformatted_20_Text">Maurer Data Acquisition Camera (DAC) with 16 mm film</text:p>
      <text:p text:style-name="Preformatted_20_Text">Nikon with 35 mm film</text:p>
      <text:p text:style-name="Preformatted_20_Text"><text:soft-page-break/>Mapping (Metric) Camera (7.6 cm focal length) with 127 mm film, on Apollo 15, 16, and 17</text:p>
      <text:p text:style-name="Preformatted_20_Text">Stellar Camera (7.6 cm focal length) with 35 mm film, on Apollo 15, 16, and 17</text:p>
      <text:p text:style-name="Preformatted_20_Text">Panoramic Camera (61 cm focal length) with 127 mm film, on Apollo 15, 16, and 17</text:p>
      <text:p text:style-name="Preformatted_20_Text">Skylab</text:p>
      <text:p text:style-name="Preformatted_20_Text"><text:s text:c="4"/>• 35 mm film camera</text:p>
      <text:p text:style-name="Preformatted_20_Text"><text:s text:c="4"/>• 16 mm film video camera</text:p>
      <text:p text:style-name="Preformatted_20_Text"><text:s text:c="4"/>• 70 mm film camera</text:p>
      <text:p text:style-name="Preformatted_20_Text"><text:s text:c="4"/>• Television camera</text:p>
      <text:p text:style-name="Preformatted_20_Text"><text:s text:c="4"/>• Personal camera equipment:</text:p>
      <text:p text:style-name="Preformatted_20_Text">Personal camera equipment:</text:p>
      <text:p text:style-name="Preformatted_20_Text">Television camera</text:p>
      <text:p text:style-name="Preformatted_20_Text">16 mm film video camera</text:p>
      <text:p text:style-name="Preformatted_20_Text">35 mm film camera</text:p>
      <text:p text:style-name="Preformatted_20_Text">70 mm film camera</text:p>
      <text:p text:style-name="Preformatted_20_Text">Space Shuttle program</text:p>
      <text:p text:style-name="Preformatted_20_Text"><text:s text:c="4"/>• Space Shuttle External Tank camera</text:p>
      <text:p text:style-name="Preformatted_20_Text"><text:s text:c="4"/>• Space Shuttle booster cameras.</text:p>
      <text:p text:style-name="Preformatted_20_Text">Space Shuttle booster cameras.</text:p>
      <text:p text:style-name="Preformatted_20_Text">Space Shuttle External Tank camera</text:p>
      <text:p text:style-name="Preformatted_20_Text">Columbia</text:p>
      <text:p text:style-name="Preformatted_20_Text">Shuttle Infrared Leeside Temperature Sensing experiment</text:p>
      <text:p text:style-name="Preformatted_20_Text">Nikon NASA F4</text:p>
      <text:p text:style-name="Preformatted_20_Text">Lunar missions</text:p>
      <text:p text:style-name="Preformatted_20_Text"><text:s text:c="4"/>• Clementine, 1994</text:p>
      <text:p text:style-name="Preformatted_20_Text">Ultraviolet/Visible camera (UV/Vis)</text:p>
      <text:p text:style-name="Preformatted_20_Text">Near-Infrared camera (NIR)</text:p>
      <text:p text:style-name="Preformatted_20_Text"><text:soft-page-break/>High-Resolution Camera (HIRES)</text:p>
      <text:p text:style-name="Preformatted_20_Text"><text:s text:c="4"/>• Lunar Precursor Robotic Program, 2009</text:p>
      <text:p text:style-name="Preformatted_20_Text">Lunar Reconnaissance Orbiter</text:p>
      <text:p text:style-name="Preformatted_20_Text">Lunar Reconnaissance Orbiter Camera (LROC)</text:p>
      <text:p text:style-name="Preformatted_20_Text">Lunar Crater Observation and Sensing Satellite</text:p>
      <text:p text:style-name="Preformatted_20_Text">One visible, two near infrared, and two mid-infrared cameras</text:p>
      <text:p text:style-name="Preformatted_20_Text"><text:s text:c="4"/>• Lunar Orbiter program, Lunar Orbiter 1–5, 1966–1967</text:p>
      <text:p text:style-name="Preformatted_20_Text"><text:s text:c="4"/>• Pioneer program, 1958–1960</text:p>
      <text:p text:style-name="Preformatted_20_Text">Pioneer 1, television camera</text:p>
      <text:p text:style-name="Preformatted_20_Text">Pioneer 2, television camera</text:p>
      <text:p text:style-name="Preformatted_20_Text">Pioneer program, 1958–1960</text:p>
      <text:p text:style-name="Preformatted_20_Text">Pioneer 1, television camera</text:p>
      <text:p text:style-name="Preformatted_20_Text">Pioneer 2, television camera</text:p>
      <text:p text:style-name="Preformatted_20_Text">Lunar Orbiter program, Lunar Orbiter 1–5, 1966–1967</text:p>
      <text:p text:style-name="Preformatted_20_Text">Clementine, 1994</text:p>
      <text:p text:style-name="Preformatted_20_Text">Ultraviolet/Visible camera (UV/Vis)</text:p>
      <text:p text:style-name="Preformatted_20_Text">Near-Infrared camera (NIR)</text:p>
      <text:p text:style-name="Preformatted_20_Text">High-Resolution Camera (HIRES)</text:p>
      <text:p text:style-name="Preformatted_20_Text">Lunar Precursor Robotic Program, 2009</text:p>
      <text:p text:style-name="Preformatted_20_Text">Lunar Reconnaissance Orbiter</text:p>
      <text:p text:style-name="Preformatted_20_Text">Lunar Reconnaissance Orbiter Camera (LROC)</text:p>
      <text:p text:style-name="Preformatted_20_Text">Lunar Crater Observation and Sensing Satellite</text:p>
      <text:p text:style-name="Preformatted_20_Text">One visible, two near infrared, and two mid-infrared cameras</text:p>
      <text:p text:style-name="Preformatted_20_Text">Gravity Recovery and Interior Laboratory, 2011</text:p>
      <text:p text:style-name="Preformatted_20_Text">Moon Knowledge Acquired by Middle school students (MoonKAM)</text:p>
      <text:p text:style-name="Preformatted_20_Text">Other missions</text:p>
      <text:p text:style-name="Preformatted_20_Text"><text:soft-page-break/><text:s text:c="4"/>• Hazcam</text:p>
      <text:p text:style-name="Preformatted_20_Text"><text:s text:c="4"/>• Navcam</text:p>
      <text:p text:style-name="Preformatted_20_Text"><text:s text:c="4"/>• Pancam</text:p>
      <text:p text:style-name="Preformatted_20_Text">Hazcam</text:p>
      <text:p text:style-name="Preformatted_20_Text">Navcam</text:p>
      <text:p text:style-name="Preformatted_20_Text">Pancam</text:p>
      <text:p text:style-name="Preformatted_20_Text">References</text:p>
      <text:p text:style-name="Preformatted_20_Text">See also</text:p>
      <text:p text:style-name="Preformatted_20_Text"><text:s text:c="4"/>• Nikon NASA F4</text:p>
      <text:p text:style-name="Preformatted_20_Text"><text:s text:c="4"/>• List of cameras on ISS</text:p>
      <text:p text:style-name="Preformatted_20_Text">List of cameras on ISS</text:p>
      <text:p text:style-name="Preformatted_20_Text">Nikon NASA F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4" meta:paragraph-count="85" meta:word-count="470" meta:character-count="3088" meta:non-whitespace-character-count="2621"/>
    <meta:generator>LibreOffice/6.0.7.3$Linux_X86_64 LibreOffice_project/00m0$Build-3</meta:generator>
  </office:meta>
</office:document-meta>
</file>